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f8bcc" officeooo:paragraph-rsid="001f8bcc"/>
    </style:style>
    <style:style style:name="P2" style:family="paragraph" style:parent-style-name="Table_20_Contents">
      <style:text-properties officeooo:rsid="002056a0" officeooo:paragraph-rsid="002056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Q.1) Display the Name and Title of the Employee who do not have a manager.</text:p>
          </table:table-cell>
          <table:table-cell table:style-name="Table1.A1" office:value-type="string">
            <text:p text:style-name="Table_20_Contents">SELECT ename, job FROM emp WHERE mgrcode IS NULL;</text:p>
          </table:table-cell>
        </table:table-row>
        <table:table-row>
          <table:table-cell table:style-name="Table1.A1" office:value-type="string">
            <text:p text:style-name="P1">Q.2) Analyze the difference in the two prices.</text:p>
          </table:table-cell>
          <table:table-cell table:style-name="Table1.A1" office:value-type="string">
            <text:p text:style-name="Table_20_Contents">SELECT old_salary, new_salary, (new_salary - old_salary) AS price_difference FROM emp;</text:p>
          </table:table-cell>
        </table:table-row>
        <table:table-row>
          <table:table-cell table:style-name="Table1.A1" office:value-type="string">
            <text:p text:style-name="P1">Q.3) Display the employee details who have joined on the same day when KING has joined.</text:p>
          </table:table-cell>
          <table:table-cell table:style-name="Table1.A1" office:value-type="string">
            <text:p text:style-name="Table_20_Contents">SELECT * FROM emp WHERE HireDate = (SELECT HireDate FROM emp WHERE ename = 'KING');</text:p>
          </table:table-cell>
        </table:table-row>
        <table:table-row>
          <table:table-cell table:style-name="Table1.A1" office:value-type="string">
            <text:p text:style-name="P1">Q.4) Find the difference between maximum salary and salary earned by employee in deptno 10.</text:p>
          </table:table-cell>
          <table:table-cell table:style-name="Table1.A1" office:value-type="string">
            <text:p text:style-name="Table_20_Contents">SELECT MAX(old_salary) - old_salary AS salary_diff FROM emp WHERE dept_no = 10;</text:p>
          </table:table-cell>
        </table:table-row>
        <table:table-row>
          <table:table-cell table:style-name="Table1.A1" office:value-type="string">
            <text:p text:style-name="P1">Q.5) Find out the difference in Rs. Between average earning of dept 20 and 30.</text:p>
          </table:table-cell>
          <table:table-cell table:style-name="Table1.A1" office:value-type="string">
            <text:p text:style-name="Table_20_Contents">SELECT ABS((SELECT AVG(old_salary) FROM emp WHERE dept_no = 20) - (SELECT AVG(old_salary) FROM emp WHERE dept_no = 30)) AS salary_diff;</text:p>
          </table:table-cell>
        </table:table-row>
        <table:table-row>
          <table:table-cell table:style-name="Table1.A1" office:value-type="string">
            <text:p text:style-name="P1">Q.6) Display name, salary, comm. For employee whose comm. &gt; 5% of salary.</text:p>
          </table:table-cell>
          <table:table-cell table:style-name="Table1.A1" office:value-type="string">
            <text:p text:style-name="Table_20_Contents">SELECT ename, old_salary, (old_salary * 0.05) AS comm FROM emp WHERE (old_salary * 0.05) &lt; old_salary;</text:p>
          </table:table-cell>
        </table:table-row>
        <table:table-row>
          <table:table-cell table:style-name="Table1.A1" office:value-type="string">
            <text:p text:style-name="P1">Q.7) Find out the employees whose salary is less than the average salary for dept 20.</text:p>
          </table:table-cell>
          <table:table-cell table:style-name="Table1.A1" office:value-type="string">
            <text:p text:style-name="Table_20_Contents">SELECT ename, old_salary FROM emp WHERE dept_no = 20 AND old_salary &lt; (SELECT AVG(old_salary) FROM emp WHERE dept_no = 20);</text:p>
          </table:table-cell>
        </table:table-row>
        <table:table-row>
          <table:table-cell table:style-name="Table1.A1" office:value-type="string">
            <text:p text:style-name="P1">Q.8) <text:s/>Display information of employee who has no people reporting to them.</text:p>
          </table:table-cell>
          <table:table-cell table:style-name="Table1.A1" office:value-type="string">
            <text:p text:style-name="Table_20_Contents">SELECT * FROM emp WHERE empnno NOT IN (SELECT mgrcode FROM emp WHERE mgrcode IS NOT NULL);</text:p>
          </table:table-cell>
        </table:table-row>
        <table:table-row>
          <table:table-cell table:style-name="Table1.A1" office:value-type="string">
            <text:p text:style-name="P1">Q.9) Display information of employees who have the maximum number of people reporting to them.</text:p>
          </table:table-cell>
          <table:table-cell table:style-name="Table1.A1" office:value-type="string">
            <text:p text:style-name="Table_20_Contents">SELECT mgrcode, COUNT(*) AS report_count FROM emp GROUP BY mgrcode ORDER BY report_count DESC LIMIT 1;</text:p>
          </table:table-cell>
        </table:table-row>
        <table:table-row>
          <table:table-cell table:style-name="Table1.A1" office:value-type="string">
            <text:p text:style-name="P1">Q.10)Concatenate empno, ename and mgr with spaces between.</text:p>
          </table:table-cell>
          <table:table-cell table:style-name="Table1.A1" office:value-type="string">
            <text:p text:style-name="Table_20_Contents">SELECT CONCAT(empnno, ' ', ename, ' ', mgrcode) AS employee_details FROM emp;</text:p>
          </table:table-cell>
        </table:table-row>
        <table:table-row>
          <table:table-cell table:style-name="Table1.A1" office:value-type="string">
            <text:p text:style-name="P1">Q.11) List the employee who is hired the earliest and least.</text:p>
          </table:table-cell>
          <table:table-cell table:style-name="Table1.A1" office:value-type="string">
            <text:p text:style-name="Table_20_Contents">SELECT * FROM emp ORDER BY HireDate ASC LIMIT 1;</text:p>
            <text:p text:style-name="Table_20_Contents">SELECT * FROM emp ORDER BY HireDate DESC LIMIT 1;</text:p>
          </table:table-cell>
        </table:table-row>
        <table:table-row>
          <table:table-cell table:style-name="Table1.A1" office:value-type="string">
            <text:p text:style-name="P1">Q.12) <text:s/>What length of longest ename and by how many characters is it long than its nearest one?</text:p>
          </table:table-cell>
          <table:table-cell table:style-name="Table1.A1" office:value-type="string">
            <text:p text:style-name="Table_20_Contents">SELECT MAX(CHAR_LENGTH(ename)) - MIN(CHAR_LENGTH(ename)) AS length_difference FROM emp;</text:p>
          </table:table-cell>
        </table:table-row>
        <table:table-row>
          <table:table-cell table:style-name="Table1.A1" office:value-type="string">
            <text:p text:style-name="P1">Q.13) <text:s/>Which employees earn less than 30% of president’s salary?</text:p>
          </table:table-cell>
          <table:table-cell table:style-name="Table1.A1" office:value-type="string">
            <text:p text:style-name="Table_20_Contents">SELECT ename, old_salary FROM emp WHERE old_salary &lt; (SELECT 0.3 * old_salary FROM emp WHERE job = 'President');</text:p>
          </table:table-cell>
        </table:table-row>
        <table:table-row>
          <table:table-cell table:style-name="Table1.A1" office:value-type="string">
            <text:p text:style-name="P1">Q.14) List the department spending highest on salary.</text:p>
          </table:table-cell>
          <table:table-cell table:style-name="Table1.A1" office:value-type="string">
            <text:p text:style-name="Table_20_Contents">SELECT dept_no, SUM(old_salary) AS total_salary FROM emp GROUP BY dept_no ORDER BY total_salary DESC LIMIT 1;</text:p>
          </table:table-cell>
        </table:table-row>
        <table:table-row>
          <table:table-cell table:style-name="Table1.A1" office:value-type="string">
            <text:p text:style-name="P1">Q.15) List the department having least number of staff.</text:p>
          </table:table-cell>
          <table:table-cell table:style-name="Table1.A1" office:value-type="string">
            <text:p text:style-name="Table_20_Contents">SELECT dept_no, COUNT(*) AS staff_count FROM emp GROUP BY dept_no ORDER BY staff_count ASC LIMIT 1;</text:p>
          </table:table-cell>
        </table:table-row>
        <table:table-row>
          <table:table-cell table:style-name="Table1.A1" office:value-type="string">
            <text:p text:style-name="P1">Q.16) List the department having neither the highest nor the lowest of avg salary.</text:p>
          </table:table-cell>
          <table:table-cell table:style-name="Table1.A1" office:value-type="string">
            <text:p text:style-name="Table_20_Contents">WITH dept_salary AS (</text:p>
            <text:p text:style-name="Table_20_Contents"><text:s text:c="2"/>SELECT dept_no, AVG(old_salary) AS avg_salary FROM emp GROUP BY dept_no</text:p>
            <text:p text:style-name="Table_20_Contents">)</text:p>
            <text:p text:style-name="Table_20_Contents">SELECT dept_no FROM dept_salary WHERE avg_salary NOT IN (SELECT MAX(avg_salary) FROM dept_salary UNION SELECT <text:soft-page-break/>MIN(avg_salary) FROM dept_salary);</text:p>
          </table:table-cell>
        </table:table-row>
        <table:table-row>
          <table:table-cell table:style-name="Table1.A1" office:value-type="string">
            <text:p text:style-name="P1">Q.17) Display details of all employees as Mr. Ford works under &lt;manager name&gt;.</text:p>
          </table:table-cell>
          <table:table-cell table:style-name="Table1.A1" office:value-type="string">
            <text:p text:style-name="Table_20_Contents">ELECT ename, CONCAT('Mr. Ford works under ', (SELECT ename FROM emp WHERE empnno = (SELECT mgrcode FROM emp WHERE ename = 'Ford'))) AS manager FROM emp;</text:p>
          </table:table-cell>
        </table:table-row>
        <table:table-row>
          <table:table-cell table:style-name="Table1.A1" office:value-type="string">
            <text:p text:style-name="P1">Q.18) Display employee information who have joined the organization before 'BLAKE'</text:p>
          </table:table-cell>
          <table:table-cell table:style-name="Table1.A1" office:value-type="string">
            <text:p text:style-name="Table_20_Contents">SELECT * FROM emp WHERE HireDate &lt; (SELECT HireDate FROM emp WHERE ename = 'BLAKE');</text:p>
          </table:table-cell>
        </table:table-row>
        <table:table-row>
          <table:table-cell table:style-name="Table1.A1" office:value-type="string">
            <text:p text:style-name="P1">Q.19) Display employee information that has joined the organization before their subordinates.</text:p>
          </table:table-cell>
          <table:table-cell table:style-name="Table1.A1" office:value-type="string">
            <text:p text:style-name="Table_20_Contents">SELECT * FROM emp AS e1 WHERE HireDate &lt; (SELECT HireDate FROM emp AS e2 WHERE e1.empnno = e2.mgrcode);</text:p>
          </table:table-cell>
        </table:table-row>
        <table:table-row>
          <table:table-cell table:style-name="Table1.A1" office:value-type="string">
            <text:p text:style-name="P1">Q.20) <text:s/>List the employee(s) who earns the highest.</text:p>
          </table:table-cell>
          <table:table-cell table:style-name="Table1.A1" office:value-type="string">
            <text:p text:style-name="Table_20_Contents">SELECT ename, old_salary FROM emp WHERE old_salary = (SELECT MAX(old_salary) FROM emp);</text:p>
          </table:table-cell>
        </table:table-row>
        <table:table-row>
          <table:table-cell table:style-name="Table1.A1" office:value-type="string">
            <text:p text:style-name="P1">Q.21) List the mgr in dept 10 along with their dept details.</text:p>
          </table:table-cell>
          <table:table-cell table:style-name="Table1.A1" office:value-type="string">
            <text:p text:style-name="Table_20_Contents">SELECT ename, mgrcode, dept_no FROM emp WHERE dept_no = 10 AND mgrcode IS NOT NULL;</text:p>
          </table:table-cell>
        </table:table-row>
        <table:table-row>
          <table:table-cell table:style-name="Table1.A1" office:value-type="string">
            <text:p text:style-name="P1">Q.22) In which year did the most people join the organization?</text:p>
          </table:table-cell>
          <table:table-cell table:style-name="Table1.A1" office:value-type="string">
            <text:p text:style-name="Table_20_Contents">SELECT YEAR(HireDate) AS join_year, COUNT(*) AS emp_count FROM emp GROUP BY join_year ORDER BY emp_count DESC LIMIT 1;</text:p>
          </table:table-cell>
        </table:table-row>
        <table:table-row>
          <table:table-cell table:style-name="Table1.A1" office:value-type="string">
            <text:p text:style-name="P1">Q.23) List number, name, job, manager number and manager’s job of each employee reporting to them.</text:p>
          </table:table-cell>
          <table:table-cell table:style-name="Table1.A1" office:value-type="string">
            <text:p text:style-name="Table_20_Contents">SELECT e1.empnno, e1.ename, e1.job, e1.mgrcode, e2.job AS mgr_job FROM emp e1 LEFT JOIN emp e2 ON e1.mgrcode = e2.empnno;</text:p>
          </table:table-cell>
        </table:table-row>
        <table:table-row>
          <table:table-cell table:style-name="Table1.A1" office:value-type="string">
            <text:p text:style-name="P1">Q.24) Display information about employees who have the maximum number of employees reporting to them.</text:p>
          </table:table-cell>
          <table:table-cell table:style-name="Table1.A1" office:value-type="string">
            <text:p text:style-name="Table_20_Contents">SELECT mgrcode, COUNT(*) AS report_count FROM emp GROUP BY mgrcode ORDER BY report_count DESC LIMIT 1;</text:p>
          </table:table-cell>
        </table:table-row>
        <table:table-row>
          <table:table-cell table:style-name="Table1.A1" office:value-type="string">
            <text:p text:style-name="P1">Q.25) Display the details of all employees who report to BLAKE.</text:p>
          </table:table-cell>
          <table:table-cell table:style-name="Table1.A1" office:value-type="string">
            <text:p text:style-name="Table_20_Contents">SELECT * FROM emp WHERE mgrcode = (SELECT empnno FROM emp WHERE ename = 'BLAKE');</text:p>
          </table:table-cell>
        </table:table-row>
        <table:table-row>
          <table:table-cell table:style-name="Table1.A1" office:value-type="string">
            <text:p text:style-name="P1">Q.26) Display the department no of all departments having more than 1 clerks.</text:p>
          </table:table-cell>
          <table:table-cell table:style-name="Table1.A1" office:value-type="string">
            <text:p text:style-name="Table_20_Contents">SELECT dept_no FROM emp WHERE job = 'CLERK' GROUP BY dept_no HAVING COUNT(*) &gt; 1;</text:p>
          </table:table-cell>
        </table:table-row>
        <table:table-row>
          <table:table-cell table:style-name="Table1.A1" office:value-type="string">
            <text:p text:style-name="P2">Q.27) hich employees earn less than 30% of the president’s salary.</text:p>
          </table:table-cell>
          <table:table-cell table:style-name="Table1.A1" office:value-type="string">
            <text:p text:style-name="Table_20_Contents">SELECT ename, old_salary FROM emp WHERE old_salary &lt; (SELECT 0.3 * old_salary FROM emp WHERE job = 'President');</text:p>
          </table:table-cell>
        </table:table-row>
        <table:table-row>
          <table:table-cell table:style-name="Table1.A1" office:value-type="string">
            <text:p text:style-name="P2">Q.28) Display all employee names and the locations of their departments except ‘CHICAGO’</text:p>
          </table:table-cell>
          <table:table-cell table:style-name="Table1.A1" office:value-type="string">
            <text:p text:style-name="Table_20_Contents">SELECT ename, location FROM emp WHERE location &lt;&gt; 'CHICAGO';</text:p>
          </table:table-cell>
        </table:table-row>
        <table:table-row>
          <table:table-cell table:style-name="Table1.A1" office:value-type="string">
            <text:p text:style-name="P2">Q.29) Display department that has no employees</text:p>
          </table:table-cell>
          <table:table-cell table:style-name="Table1.A1" office:value-type="string">
            <text:p text:style-name="Table_20_Contents">SELECT dept_no FROM dept WHERE dept_no NOT IN (SELECT DISTINCT dept_no FROM emp);</text:p>
          </table:table-cell>
        </table:table-row>
        <table:table-row>
          <table:table-cell table:style-name="Table1.A1" office:value-type="string">
            <text:p text:style-name="P2">Q.30) Display the products purchased by JOCK SPORTS which are not purchased by JUST TENNIS</text:p>
          </table:table-cell>
          <table:table-cell table:style-name="Table1.A1" office:value-type="string">
            <text:p text:style-name="Table_20_Contents">SELECT product_id FROM purchases WHERE buyer = 'JOCK SPORTS' AND product_id NOT IN (SELECT product_id FROM purchases WHERE buyer = 'JUST TENNIS');</text:p>
          </table:table-cell>
        </table:table-row>
        <table:table-row>
          <table:table-cell table:style-name="Table1.A1" office:value-type="string">
            <text:p text:style-name="P2">Q.31) Write a query to find out the employees who are first to join their departments</text:p>
          </table:table-cell>
          <table:table-cell table:style-name="Table1.A1" office:value-type="string">
            <text:p text:style-name="Table_20_Contents">SELECT dept_no, ename, HireDate FROM emp e WHERE HireDate = (SELECT MIN(HireDate) FROM emp WHERE dept_no = e.dept_no);</text:p>
          </table:table-cell>
        </table:table-row>
        <table:table-row>
          <table:table-cell table:style-name="Table1.A1" office:value-type="string">
            <text:p text:style-name="P2">Q.32) Create a query to display the name, hiredate, and salary for all employees who have <text:soft-page-break/>both the same salary and commission as Scott.</text:p>
          </table:table-cell>
          <table:table-cell table:style-name="Table1.A1" office:value-type="string">
            <text:p text:style-name="Table_20_Contents">SELECT ename, HireDate, old_salary FROM emp WHERE old_salary = (SELECT old_salary <text:soft-page-break/>FROM emp WHERE ename = 'SCOTT');</text:p>
          </table:table-cell>
        </table:table-row>
        <table:table-row>
          <table:table-cell table:style-name="Table1.A1" office:value-type="string">
            <text:p text:style-name="P2">Q.33) List all the employees who have at least one person reporting to them.</text:p>
          </table:table-cell>
          <table:table-cell table:style-name="Table1.A1" office:value-type="string">
            <text:p text:style-name="Table_20_Contents">SELECT DISTINCT mgrcode FROM emp WHERE mgrcode IS NOT NULL;</text:p>
          </table:table-cell>
        </table:table-row>
        <table:table-row>
          <table:table-cell table:style-name="Table1.A1" office:value-type="string">
            <text:p text:style-name="P2">Q.34) List the name of the employees with their immediate higher authority.</text:p>
          </table:table-cell>
          <table:table-cell table:style-name="Table1.A1" office:value-type="string">
            <text:p text:style-name="Table_20_Contents">SELECT e1.ename AS employee, e2.ename AS manager FROM emp e1 LEFT JOIN emp e2 ON e1.mgrcode = e2.empnno;</text:p>
          </table:table-cell>
        </table:table-row>
        <table:table-row>
          <table:table-cell table:style-name="Table1.A1" office:value-type="string">
            <text:p text:style-name="P2">Q.35) List all the employees who do not manage any one.</text:p>
          </table:table-cell>
          <table:table-cell table:style-name="Table1.A1" office:value-type="string">
            <text:p text:style-name="Table_20_Contents">SELECT * FROM emp WHERE empnno NOT IN (SELECT mgrcode FROM emp WHERE mgrcode IS NOT NULL);</text:p>
          </table:table-cell>
        </table:table-row>
        <table:table-row>
          <table:table-cell table:style-name="Table1.A1" office:value-type="string">
            <text:p text:style-name="P2">Q.36) Write a query to display a ‘*’ against the row of the most recently hired employee.</text:p>
          </table:table-cell>
          <table:table-cell table:style-name="Table1.A1" office:value-type="string">
            <text:p text:style-name="Table_20_Contents">SELECT *, CASE WHEN HireDate = (SELECT MAX(HireDate) FROM emp) THEN '*' ELSE '' END AS recent_hire FROM emp;</text:p>
          </table:table-cell>
        </table:table-row>
        <table:table-row>
          <table:table-cell table:style-name="Table1.A1" office:value-type="string">
            <text:p text:style-name="P2">Q.37) Write a correlated sub-query to list out the employees who earn more than the average salary of their department.</text:p>
          </table:table-cell>
          <table:table-cell table:style-name="Table1.A1" office:value-type="string">
            <text:p text:style-name="Table_20_Contents">SELECT ename, old_salary FROM emp e WHERE old_salary &gt; (SELECT AVG(old_salary) FROM emp WHERE dept_no = e.dept_no);</text:p>
          </table:table-cell>
        </table:table-row>
        <table:table-row>
          <table:table-cell table:style-name="Table1.A1" office:value-type="string">
            <text:p text:style-name="P2">Q.38) Find the 2nd maximum salary.</text:p>
          </table:table-cell>
          <table:table-cell table:style-name="Table1.A1" office:value-type="string">
            <text:p text:style-name="Table_20_Contents">SELECT MAX(old_salary) FROM emp WHERE old_salary &lt; (SELECT MAX(old_salary) FROM emp);</text:p>
          </table:table-cell>
        </table:table-row>
        <table:table-row>
          <table:table-cell table:style-name="Table1.A1" office:value-type="string">
            <text:p text:style-name="P2">Q.39) Select the duplicate records (Records, which are inserted, that already exist) in the EMP table.</text:p>
          </table:table-cell>
          <table:table-cell table:style-name="Table1.A1" office:value-type="string">
            <text:p text:style-name="Table_20_Contents">SELECT empnno, ename, COUNT(*) FROM emp GROUP BY empnno, ename HAVING COUNT(*) &gt; 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5:25:40.768953710</meta:creation-date>
    <meta:generator>LibreOffice/24.2.6.2$Linux_X86_64 LibreOffice_project/420$Build-2</meta:generator>
    <dc:date>2024-11-11T05:47:33.122536812</dc:date>
    <meta:editing-duration>PT6M33S</meta:editing-duration>
    <meta:editing-cycles>1</meta:editing-cycles>
    <meta:document-statistic meta:table-count="1" meta:image-count="0" meta:object-count="0" meta:page-count="3" meta:paragraph-count="82" meta:word-count="1137" meta:character-count="6950" meta:non-whitespace-character-count="5889"/>
  </office:meta>
</office:document-meta>
</file>